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text-properties officeooo:paragraph-rsid="00099158"/>
    </style:style>
    <style:style style:name="P6" style:family="paragraph" style:parent-style-name="Heading_20_1">
      <style:paragraph-properties fo:break-before="page"/>
      <style:text-properties officeooo:paragraph-rsid="00099158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1.905cm" fo:margin-right="0cm" fo:text-indent="0cm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4">
      <style:text-properties officeooo:paragraph-rsid="00099158"/>
    </style:style>
    <style:style style:name="P11" style:family="paragraph" style:parent-style-name="List_20_Paragraph" style:list-style-name="WWNum4">
      <style:text-properties officeooo:rsid="00099158" officeooo:paragraph-rsid="00099158"/>
    </style:style>
    <style:style style:name="P12" style:family="paragraph" style:parent-style-name="Standard">
      <style:paragraph-properties fo:text-align="start" style:justify-single-word="false"/>
      <style:text-properties officeooo:paragraph-rsid="00099158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099158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text-properties fo:font-size="14pt" fo:language="it" fo:country="IT" style:font-size-asian="14pt" style:font-size-complex="14pt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2" style:family="paragraph" style:parent-style-name="Standard" style:list-style-name="WWNum3"/>
    <style:style style:name="P23" style:family="paragraph" style:parent-style-name="Standard">
      <style:paragraph-properties fo:margin-left="0cm" fo:margin-right="0cm" fo:text-indent="1.249cm" style:auto-text-indent="false"/>
    </style:style>
    <style:style style:name="P24" style:family="paragraph" style:parent-style-name="Standard">
      <style:paragraph-properties fo:margin-left="1.249cm" fo:margin-right="0cm" fo:text-indent="1.249cm" style:auto-text-indent="false"/>
    </style:style>
    <style:style style:name="P25" style:family="paragraph" style:parent-style-name="Standard">
      <style:paragraph-properties fo:margin-left="2.498cm" fo:margin-right="0cm" fo:text-indent="1.249cm" style:auto-text-indent="false"/>
    </style:style>
    <style:style style:name="P26" style:family="paragraph" style:parent-style-name="Standard">
      <style:text-properties officeooo:rsid="0009ba83" officeooo:paragraph-rsid="0009ba83"/>
    </style:style>
    <style:style style:name="P27" style:family="paragraph" style:parent-style-name="Text_20_body">
      <style:text-properties officeooo:paragraph-rsid="0009915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9ba83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it" fo:country="IT" style:font-size-asian="14pt" style:font-size-complex="14pt"/>
    </style:style>
    <style:style style:name="T9" style:family="text">
      <style:text-properties fo:font-size="14pt" fo:language="it" fo:country="IT" officeooo:rsid="0009ba83" style:font-size-asian="14pt" style:font-size-complex="14pt"/>
    </style:style>
    <style:style style:name="T10" style:family="text">
      <style:text-properties fo:color="#ff0000" loext:opacity="100%" fo:font-size="14pt" style:font-size-asian="14pt" style:font-size-complex="14pt"/>
    </style:style>
    <style:style style:name="T11" style:family="text">
      <style:text-properties fo:color="#ff0000" loext:opacity="100%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ff0000" loext:opacity="100%" fo:font-size="14pt" fo:language="en" fo:country="US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ff0000" loext:opacity="100%" fo:font-size="18pt" style:font-size-asian="18pt" style:font-size-complex="18pt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language="en" fo:country="US"/>
    </style:style>
    <style:style style:name="T16" style:family="text">
      <style:text-properties fo:color="#ff0000" loext:opacity="100%" fo:language="it" fo:country="IT"/>
    </style:style>
    <style:style style:name="T17" style:family="text">
      <style:text-properties fo:language="it" fo:country="IT"/>
    </style:style>
    <style:style style:name="T18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ENSSAT</text:span></text:p>
      <text:p text:style-name="P13"><text:span text:style-name="T1">Informatique 2</text:span><text:span text:style-name="T3">ème</text:span><text:span text:style-name="T1"> année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Title">Compte-rendu Mini Projet Algorithme Avancée</text:p>
      <text:p text:style-name="Title">(Langage : Java)</text:p>
      <text:p text:style-name="P16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Standard"><text:span text:style-name="T4">Mathias Penavaire</text:span></text:p>
      <text:p text:style-name="Standard"><text:span text:style-name="T4">Mathias Peuch</text:span></text:p>
      <text:p text:style-name="P14"><text:span text:style-name="T4">14/04/2024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2"><text:a xlink:type="simple" xlink:href="#__RefHeading___Toc469_605506355" text:style-name="Index_20_Link" text:visited-style-name="Index_20_Link">Introduction :<text:tab/>3</text:a></text:p>
          <text:p text:style-name="P2"><text:a xlink:type="simple" xlink:href="#__RefHeading___Toc471_605506355" text:style-name="Index_20_Link" text:visited-style-name="Index_20_Link">Essais successifs :<text:tab/>4</text:a></text:p>
          <text:p text:style-name="P2"><text:a xlink:type="simple" xlink:href="#__RefHeading___Toc473_605506355" text:style-name="Index_20_Link" text:visited-style-name="Index_20_Link">Procédure algorithme générique :<text:tab/>6</text:a></text:p>
          <text:p text:style-name="P2"><text:a xlink:type="simple" xlink:href="#__RefHeading___Toc475_605506355" text:style-name="Index_20_Link" text:visited-style-name="Index_20_Link">Programmation dynamique :<text:tab/>7</text:a></text:p>
        </text:index-body>
      </text:table-of-content>
      <text:p text:style-name="P12"/>
      <text:h text:style-name="P4" text:outline-level="1"><text:bookmark-start text:name="__RefHeading___Toc469_605506355"/>Introduction : <text:bookmark-end text:name="__RefHeading___Toc469_605506355"/></text:h>
      <text:p text:style-name="P17"/>
      <text:p text:style-name="Standard"><text:span text:style-name="T5">Ce projet s’intéresse au problème du rendue de monnaie. Un sujet présent dans la vie de tous les jours : quand nous achetons notre baguette de pain ou faisons nos courses en payant en espèces. Il existe une multitude possibilité pour rendre une somme X en euros, mais est-il vraiment efficace et souhaitable de rendre par exemple, 1€ en pièces uniquement de 1 centimes ? </text:span></text:p>
      <text:p text:style-name="P18"/>
      <text:p text:style-name="Standard"><text:span text:style-name="T5">Nous allons rappeler ici quelques notations (celles du sujet) important pour la bonne compréhension de la suite du compte-rendu : </text:span></text:p>
      <text:list xml:id="list1337909230" text:style-name="WWNum1">
        <text:list-item>
          <text:p text:style-name="P7"><text:span text:style-name="T10">C :</text:span><text:span text:style-name="T5"> l’ensemble des pièces de monnaie disponibles. En France, il y a 8 pièces (2€, 1€, 50cts, 20cts, 10cts, 5cts, 2cts, 1cts). C = {200,100,50,20,10,5,2,1}. Remarque : dans les programmes nous avons choisi de faire les calculs en centimes</text:span></text:p>
        </text:list-item>
        <text:list-item>
          <text:p text:style-name="P7"><text:span text:style-name="T10">RLMMO : </text:span><text:span text:style-name="T5">rendre la monnaie de manière optimale, c’est-à-dire, rendre en un minimum de pièces possibles. Si l’on veut rendre 1€20, on prend une pièce de 1€ et une pièce de 20cts.</text:span></text:p>
        </text:list-item>
        <text:list-item>
          <text:p text:style-name="P7"><text:span text:style-name="T10">N :</text:span><text:span text:style-name="T1"> </text:span><text:span text:style-name="T5">ce qu’il faut rendre. Par exemple, si le client nous as donné 10€ et qu’il devait payer 9€, N vaut ici 1€.</text:span></text:p>
        </text:list-item>
        <text:list-item>
          <text:p text:style-name="P7"><text:span text:style-name="T10">S :</text:span><text:span text:style-name="T1"> </text:span><text:span text:style-name="T5">l’ensemble solutions qui contient les pièces. Il est nécessaire que la somme de ses éléments soient égale à N (le but est de rendre ce qu’il faut, ni plus, ni moins).</text:span></text:p>
        </text:list-item>
      </text:list>
      <text:p text:style-name="P20"/>
      <text:p text:style-name="Standard"><text:span text:style-name="T5">Pour répondre au problème RLMMO, nous allons nous intéresser à 3 façons de procéder vues en cours. Nous commencerons par la méthode des essais successifs, puis nous passerons à la programmation dynamique et enfin à l’algorithme glouton. Nous finirons par une conclusion présentant notre avis sur les différentes méthodes.</text:span></text:p>
      <text:h text:style-name="Heading_20_1" text:outline-level="1"><text:bookmark-start text:name="__RefHeading___Toc471_605506355"/><text:soft-page-break/>Essais successifs :<text:bookmark-end text:name="__RefHeading___Toc471_605506355"/></text:h>
      <text:p text:style-name="P21"/>
      <text:p text:style-name="Standard"><text:span text:style-name="T5">Dans cette partie, nous allons utiliser la méthode des essais successifs, également connue sous le nom de méthode de force brute. En bref, elle consiste à résoudre un problème en essayant toutes les possibilités, souvent de manière systématique.</text:span></text:p>
      <text:p text:style-name="P18"/>
      <text:p text:style-name="Standard"><text:span text:style-name="T5">Avant de regarder de plus près aux constituants de l’algorithme générique (satisfaisant, enregistrer, soltrouvée, défaire), intéressons nous au vecteur représentant un candidat.</text:span></text:p>
      <text:p text:style-name="P18"/>
      <text:list xml:id="list233814908948647" text:continue-numbering="true" text:style-name="WWNum1">
        <text:list-item>
          <text:p text:style-name="P7"><text:span text:style-name="T5">Taille : T&gt;0 car N&gt;0. En effet, si on note T la taille du vecteur candidat S, alors elle est strictement positive car ici N est strictement positive. Il faut forcément rendre au moins 1 pièce au client.</text:span></text:p>
        </text:list-item>
        <text:list-item>
          <text:p text:style-name="P7"><text:span text:style-name="T5">Contenu : S = Tableau de T valeurs dont les éléments sont dans C (T représentant la taille). Les éléments correspondent aux pièces à rendre et le nombre est caractérisée par T.</text:span></text:p>
        </text:list-item>
      </text:list>
      <text:p text:style-name="P18"/>
      <text:p text:style-name="P18"/>
      <text:p text:style-name="Standard"><text:span text:style-name="T5">Maintenant que nous avons caractérisé le vecteur candidat, passons à l’algorithme générique.</text:span></text:p>
      <text:p text:style-name="P18"/>
      <text:p text:style-name="Standard"><text:span text:style-name="T5">On utilisera une variable Reste initialisée à N.</text:span></text:p>
      <text:p text:style-name="P18"/>
      <text:p text:style-name="Standard"><text:span text:style-name="T11">Satisfaisant</text:span><text:span text:style-name="T5"> : à étape i si (on a S = {ck,…,ck+(i-2)} qui est satisfaisant à étape i-1) :</text:span></text:p>
      <text:list xml:id="list3296885979" text:style-name="WWNum3">
        <text:list-item>
          <text:p text:style-name="P22"><text:bookmark-start text:name="_Hlk161406648"/><text:span text:style-name="T5">Reste =&gt; 0</text:span><text:bookmark-end text:name="_Hlk161406648"/></text:p>
        </text:list-item>
        <text:list-item>
          <text:p text:style-name="P22"><text:span text:style-name="T5">Ci&lt;=Reste</text:span></text:p>
        </text:list-item>
      </text:list>
      <text:p text:style-name="Standard"><text:soft-page-break/><text:span text:style-name="T5">Il faut qu’il y ait une valeur non nulle à rendre et que la pièce choisit soit inférieure au reste restant, sinon on rendra trop ce qui n’est pas voulu.</text:span></text:p>
      <text:p text:style-name="P18"/>
      <text:p text:style-name="Standard"><text:span text:style-name="T12">Enregistrer</text:span><text:span text:style-name="T7"> : à l’étape i, S[i] &lt;- cj</text:span></text:p>
      <text:p text:style-name="Standard"><text:span text:style-name="T7"><text:tab/></text:span><text:span text:style-name="T5">Reste = Reste – dj</text:span></text:p>
      <text:p text:style-name="Standard"><text:span text:style-name="T5">On met l’élément cj à l’indice i dans le vecteur candidat.</text:span></text:p>
      <text:p text:style-name="Standard"><text:span text:style-name="T5">On met à jour le reste en enlevant la valeur de la pièce cj.</text:span></text:p>
      <text:p text:style-name="P18"/>
      <text:p text:style-name="Standard"><text:span text:style-name="T11">Soltrouvé </text:span><text:span text:style-name="T5">: à étape i, Reste = 0</text:span></text:p>
      <text:p text:style-name="Standard"><text:span text:style-name="T5">Si le reste est nul, on a trouvé un ensemble S dont la somme de ses éléments vaut N. </text:span></text:p>
      <text:p text:style-name="P18"/>
      <text:p text:style-name="Standard"><text:span text:style-name="T11">Défaire(i)</text:span><text:span text:style-name="T10"> </text:span><text:span text:style-name="T5">: L’élément d’indice i est libéré de S</text:span></text:p>
      <text:p text:style-name="Standard"><text:span text:style-name="T5">Reste = Reste + dj (dj représente la valeur de la pièce cj à l’indice i)</text:span></text:p>
      <text:p text:style-name="Standard"><text:span text:style-name="T5">On enlève l’élément en question du vecteur candidat S et on ajoute au reste sa valeur.</text:span></text:p>
      <text:p text:style-name="P18"/>
      <text:p text:style-name="P18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h text:style-name="Heading_20_2" text:outline-level="2"><text:bookmark-start text:name="__RefHeading___Toc473_605506355"/><text:soft-page-break/>Procédure algorithme générique :<text:bookmark-end text:name="__RefHeading___Toc473_605506355"/></text:h>
      <text:p text:style-name="Standard"/>
      <text:p text:style-name="Standard">procédure pieces (ent i) ;</text:p>
      <text:p text:style-name="Standard">var ent Reste = N*100 ; <text:span text:style-name="T14"># Nous travaillons en cts d’euros</text:span></text:p>
      <text:p text:style-name="Standard">var tab piecesDisponibles = permutation([200,100,50,20,10,5,2,1]) <text:span text:style-name="T14"># La permutation permet d’avoir une solution quelconque et pas la solution optimale 200 = 200cts€ = 2€ …</text:span></text:p>
      <text:p text:style-name="Standard">début</text:p>
      <text:p text:style-name="Standard"><text:tab/><text:span text:style-name="T14"># Parcourt de la liste des pièces </text:span></text:p>
      <text:p text:style-name="P23">pour ci dans piecesDisponibles faire </text:p>
      <text:p text:style-name="P23"><text:tab/><text:span text:style-name="T14"># Satisfaisant</text:span></text:p>
      <text:p text:style-name="P24">si Reste=&gt;0 et ci&lt;=Reste alors</text:p>
      <text:p text:style-name="P24"><text:tab/><text:span text:style-name="T14"># Enregistrer</text:span></text:p>
      <text:p text:style-name="P24"><text:tab/><text:span text:style-name="T17">S[i]&lt;-ci ;</text:span></text:p>
      <text:p text:style-name="P24"><text:span text:style-name="T17"><text:tab/>Reste -= di ;</text:span></text:p>
      <text:p text:style-name="P25"><text:span text:style-name="T14"># Soltrouvée ?</text:span></text:p>
      <text:p text:style-name="P25">si Reste = 0 alors écriresolution</text:p>
      <text:p text:style-name="P25"><text:span text:style-name="T15"># TouteSol(i+1)</text:span></text:p>
      <text:p text:style-name="P25"><text:span text:style-name="T18">sinon pieces(i+1)</text:span></text:p>
      <text:p text:style-name="P25"><text:span text:style-name="T17">fsi</text:span></text:p>
      <text:p text:style-name="P25"><text:span text:style-name="T16"># Défaire choix</text:span></text:p>
      <text:p text:style-name="P25"><text:span text:style-name="T17">Reste += di ;</text:span></text:p>
      <text:p text:style-name="P25"><text:span text:style-name="T17">enlever(S[i]);</text:span></text:p>
      <text:p text:style-name="P24">Fsi</text:p>
      <text:p text:style-name="Standard"><text:tab/>Fait</text:p>
      <text:p text:style-name="Standard">Fin</text:p>
      <text:p text:style-name="Standard"/>
      <text:p text:style-name="Standard"/>
      <text:p text:style-name="Standard"><text:span text:style-name="T5">Nous avons choisit de faire 3 programmes en Java : ToutesSol.java, SolOpt.java et SolRapide.java. </text:span></text:p>
      <text:p text:style-name="Standard"><text:span text:style-name="T5">Le premier va faire comme la procédure de l’algorithme générique, il va parcourir toutes les solutions « bêtement », le deuxième va ne garder que les éléments meilleurs que </text:span><text:soft-page-break/><text:span text:style-name="T5">l’ancienne meilleure solution (cf : « sol_pot.size() &lt;= solution.size() ». sol_pot est le vecteur candidat S et solution est l’actuel meilleur vecteur candidat. Le meilleur est celui qui a la taille la plus petite. Le troisième fait comme le deuxième, sauf qu’il utilise une condition d’élagage, qui réduit considérablement le nombre de recherches (voir parties sur l’efficacité).</text:span></text:p>
      <text:p text:style-name="P18"/>
      <text:p text:style-name="Standard"><text:span text:style-name="T5">La condition d’élagage est la suivante : « else if (sol_pot.size() &lt;= solution.size())[…] appel de SolRapide(i+1) ». <text:s/>En faisant cela, nous évitons de faire des appels inutiles. En effet, c’est inutile de chercher un vecteur candidat s’il dépasse déjà la taille du meilleur vecteur solution.</text:span></text:p>
      <text:p text:style-name="P18"/>
      <text:p text:style-name="P18"/>
      <text:p text:style-name="P18"/>
      <text:p text:style-name="P18"/>
      <text:h text:style-name="P5" text:outline-level="1"/>
      <text:h text:style-name="P5" text:outline-level="1" text:is-list-header="true"/>
      <text:h text:style-name="P5" text:outline-level="1" text:is-list-header="true"/>
      <text:h text:style-name="P6" text:outline-level="1"><text:bookmark-start text:name="__RefHeading___Toc475_605506355"/>Programmation dynamique :<text:bookmark-end text:name="__RefHeading___Toc475_605506355"/></text:h>
      <text:p text:style-name="P8"/>
      <text:p text:style-name="P8"/>
      <text:p text:style-name="Standard"><text:span text:style-name="T5">Soit NBP(i, j) le nombre minimal de pièces nécessaires pour payer la somme j, en ne s’autorisant que le sous-ensemble des pièces {c1, . . . , ci}. Voici la formule de récurrence : </text:span></text:p>
      <text:p text:style-name="P18"/>
      <text:p text:style-name="Standard"><text:span text:style-name="T8">NBP(i,0) = 0 <text:s text:c="5"/><text:tab/><text:tab/><text:tab/><text:tab/><text:tab/><text:tab/><text:tab/><text:tab/>(1)</text:span></text:p>
      <text:p text:style-name="P26"><text:span text:style-name="T8">NBP(0,j) = -1<text:tab/><text:tab/><text:tab/><text:tab/><text:tab/><text:tab/><text:tab/><text:tab/><text:tab/>(2)</text:span></text:p>
      <text:p text:style-name="Standard"><text:span text:style-name="T8">NBP(i,j) = 1 + NBP(i,j-c_i) si j &gt;</text:span><text:span text:style-name="T9">=</text:span><text:span text:style-name="T8"> c_i </text:span><text:span text:style-name="T9">et NBP(i,j) != -1<text:tab/></text:span><text:span text:style-name="T8">(</text:span><text:span text:style-name="T9">3</text:span><text:span text:style-name="T8">)</text:span></text:p>
      <text:p text:style-name="Standard"><text:span text:style-name="T8">NBP(i,j) = NBP(i-1,j) sinon <text:s text:c="7"/><text:tab/><text:tab/><text:tab/><text:tab/><text:tab/>(</text:span><text:span text:style-name="T9">4</text:span><text:span text:style-name="T8">)</text:span></text:p>
      <text:p text:style-name="P19"/>
      <text:list xml:id="list3900233104" text:style-name="WWNum4">
        <text:list-item>
          <text:p text:style-name="P9"><text:span text:style-name="T5">: Le nombre minimal de pièces pour rendre 0€ est 0 (cas de base)</text:span></text:p>
        </text:list-item>
        <text:list-item>
          <text:p text:style-name="P9"><text:span text:style-name="T5">: </text:span><text:span text:style-name="T6">Si on ne dispose d’aucune pièces pour rendre la monnaie, le NBP vaut -1 (cas de base)</text:span></text:p>
        </text:list-item>
        <text:list-item>
          <text:p text:style-name="P9"><text:span text:style-name="T5"> : Si l’on doit rendre une valeur (reste) supérieure à la plus grande pièce alors on ajoute 1 et on met à jour la valeur de j.</text:span></text:p>
        </text:list-item>
        <text:list-item>
          <text:p text:style-name="P10"><text:span text:style-name="T5"> : Si j est inférieur à la plus grande pièce, alors on enlève 1 à i. On va prendre ensuite une pièce plus petite.</text:span></text:p>
          <text:p text:style-name="P11"/>
        </text:list-item>
      </text:list>
      <text:p text:style-name="P27"/>
      <text:p text:style-name="P27"/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ias Peuch</meta:initial-creator>
    <meta:editing-cycles>8</meta:editing-cycles>
    <meta:creation-date>2024-04-13T21:41:00</meta:creation-date>
    <dc:date>2024-04-14T23:38:13.692365435</dc:date>
    <meta:editing-duration>PT1H44M7S</meta:editing-duration>
    <meta:generator>LibreOffice/7.3.7.2$Linux_X86_64 LibreOffice_project/30$Build-2</meta:generator>
    <meta:document-statistic meta:table-count="0" meta:image-count="0" meta:object-count="0" meta:page-count="9" meta:paragraph-count="76" meta:word-count="1013" meta:character-count="5788" meta:non-whitespace-character-count="4810"/>
    <meta:user-defined meta:name="AppVersion">16.0000</meta:user-defined>
    <meta:template xlink:type="simple" xlink:actuate="onRequest" xlink:title="Normal" xlink:href=""/>
  </office:meta>
</office:document-meta>
</file>